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text:style-name="WW_CharLFO4LVL1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fo:font-weight="bold" style:font-weight-asian="bold" style:font-weight-complex="bold"/>
    </style:style>
    <style:style style:name="P3" style:parent-style-name="Paragraphedeliste" style:list-style-name="LFO4" style:family="paragraph"/>
    <style:style style:name="T4" style:parent-style-name="Policepardéfaut" style:family="text">
      <style:text-properties fo:font-weight="bold" style:font-weight-asian="bold" style:font-weight-complex="bold"/>
    </style:style>
    <style:style style:name="P5" style:parent-style-name="Paragraphedeliste" style:list-style-name="LFO4" style:family="paragraph"/>
    <style:style style:name="T6" style:parent-style-name="Policepardéfaut" style:family="text">
      <style:text-properties fo:font-weight="bold" style:font-weight-asian="bold" style:font-weight-complex="bold"/>
    </style:style>
    <style:style style:name="P7" style:parent-style-name="Paragraphedeliste" style:list-style-name="LFO4" style:family="paragraph"/>
    <style:style style:name="T8" style:parent-style-name="Policepardéfaut" style:family="text">
      <style:text-properties fo:font-weight="bold" style:font-weight-asian="bold" style:font-weight-complex="bold"/>
    </style:style>
    <style:style style:name="P9" style:parent-style-name="Paragraphedeliste" style:list-style-name="LFO4" style:family="paragraph"/>
    <style:style style:name="P10" style:parent-style-name="Paragraphedeliste" style:list-style-name="LFO4" style:family="paragraph"/>
    <style:style style:name="T11" style:parent-style-name="Policepardéfaut" style:family="text">
      <style:text-properties fo:font-weight="bold" style:font-weight-asian="bold" style:font-weight-complex="bold"/>
    </style:style>
    <style:style style:name="P12" style:parent-style-name="Paragraphedeliste" style:list-style-name="LFO4" style:family="paragraph"/>
    <style:style style:name="T13" style:parent-style-name="Policepardéfaut" style:family="text">
      <style:text-properties fo:font-weight="bold" style:font-weight-asian="bold" style:font-weight-complex="bold"/>
    </style:style>
    <style:style style:name="P14" style:parent-style-name="Paragraphedeliste" style:list-style-name="LFO4" style:family="paragraph"/>
    <style:style style:name="T15" style:parent-style-name="Policepardéfaut" style:family="text">
      <style:text-properties fo:font-weight="bold" style:font-weight-asian="bold" style:font-weight-complex="bold"/>
    </style:style>
    <style:style style:name="P16" style:parent-style-name="Paragraphedeliste" style:list-style-name="LFO4" style:family="paragraph"/>
    <style:style style:name="P17" style:parent-style-name="Paragraphedeliste" style:list-style-name="LFO4" style:family="paragraph"/>
    <style:style style:name="P18" style:parent-style-name="Paragraphedeliste" style:list-style-name="LFO4" style:family="paragraph"/>
    <style:style style:name="P19" style:parent-style-name="Paragraphedeliste" style:list-style-name="LFO4" style:family="paragraph"/>
    <style:style style:name="P20" style:parent-style-name="Normal" style:family="paragraph">
      <style:paragraph-properties fo:margin-left="0.4916in">
        <style:tab-stops/>
      </style:paragraph-properties>
    </style:style>
    <style:style style:name="P21" style:parent-style-name="Paragraphedeliste" style:list-style-name="LFO3" style:family="paragraph"/>
    <style:style style:name="P22" style:parent-style-name="Paragraphedeliste" style:list-style-name="LFO3" style:family="paragraph"/>
    <style:style style:name="P23" style:parent-style-name="Paragraphedeliste" style:family="paragraph">
      <style:paragraph-properties fo:margin-left="1.2333in">
        <style:tab-stops/>
      </style:paragraph-properties>
    </style:style>
    <style:style style:name="P24" style:parent-style-name="Paragraphedeliste" style:list-style-name="LFO4" style:family="paragraph"/>
  </office:automatic-styles>
  <office:body>
    <office:text text:use-soft-page-breaks="true">
      <text:p text:style-name="P1">PréCondition :</text:p>
      <text:p text:style-name="Normal">J’ai créé un projet GIT avec une branche master et une branche developp</text:p>
      <text:p text:style-name="Normal">PostCondition :</text:p>
      <text:p text:style-name="Normal">Un nouveau commit avec la fonctionnalité est réalisé sur la branche develop</text:p>
      <text:p text:style-name="Normal"/>
      <text:p text:style-name="Normal"><text:span text:style-name="T2">Processus pour ajouter une nouvelle fonctionnalité dans le logiciel :</text:span></text:p>
      <text:list text:style-name="LFO4" text:continue-numbering="true">
        <text:list-item>
          <text:p text:style-name="P3">On se positionne sur la branche develop en local avec la commande<text:s/><text:span text:style-name="T4">git checkout develop</text:span></text:p>
        </text:list-item>
        <text:list-item>
          <text:p text:style-name="P5">On créer une nouvelle branche en locale (copie de la branche sur laquelle on est positionné) en faisant<text:s/><text:span text:style-name="T6">git branch &lt;nombranche&gt;</text:span><text:s/>(pour &lt;nombranche&gt; on utilise le nom de la fonctionnalité en général)</text:p>
        </text:list-item>
        <text:list-item>
          <text:p text:style-name="P7">On se rend sur notre branche<text:s/><text:span text:style-name="T8">git checkout &lt;nombranche&gt;</text:span></text:p>
        </text:list-item>
        <text:list-item>
          <text:p text:style-name="P9">On implémente le code ou les autres documents à apporter au projet</text:p>
        </text:list-item>
        <text:list-item>
          <text:p text:style-name="P10">On répertorie les fichiers à ajouter au prochain commit avec<text:s/><text:span text:style-name="T11">git add *</text:span><text:s/>(ou les fichiers individuellement)</text:p>
        </text:list-item>
        <text:list-item>
          <text:p text:style-name="P12">On effectue le commit<text:s/><text:span text:style-name="T13">git commit -m « message »</text:span></text:p>
        </text:list-item>
        <text:list-item>
          <text:p text:style-name="P14">On pousse les différents commit et le contenu de ma branche locale sur le dépôt distant en créant la branche dans ce dernier.<text:line-break/><text:span text:style-name="T15">git push -u origin nomBrancheSurServeur</text:span></text:p>
        </text:list-item>
        <text:list-item>
          <text:p text:style-name="P16">On créer la pull request pour faire valider notre travail par les différents reviewers.<text:line-break/>Ils pourront consulter le code et approuver, demander des modifications ou refuser la pull request en ajoutant un commentaire à cette dernière.<text:line-break/>On peut<text:s/>lier<text:s/>la pull request au projet / puis à l’issue demandé</text:p>
          <text:list text:continue-numbering="true">
            <text:list-item>
              <text:p text:style-name="P17">Il faut sélectionner les Reviewers</text:p>
            </text:list-item>
            <text:list-item>
              <text:p text:style-name="P18">Mettre qui demande la Review (vous-même)</text:p>
            </text:list-item>
            <text:list-item>
              <text:p text:style-name="P19">Mettre le nom du projet Kanban que vous utilisez</text:p>
            </text:list-item>
          </text:list>
        </text:list-item>
      </text:list>
      <text:p text:style-name="P20">Et après la sauvegarde du pull request :</text:p>
      <text:list text:style-name="LFO3" text:continue-numbering="true">
        <text:list-item>
          <text:p text:style-name="P21">On peut qualifier l’Issue dans le projet Kanban (To Do, Pending Review, etc..)</text:p>
        </text:list-item>
        <text:list-item>
          <text:p text:style-name="P22">On lie la Pull request à une issue qui correspond à une<text:s/>tâche<text:s/>à accomplir.</text:p>
        </text:list-item>
      </text:list>
      <text:p text:style-name="P23"/>
      <text:list text:style-name="LFO4" text:continue-numbering="true">
        <text:list-item>
          <text:p text:style-name="P24">On attend le retour des<text:s/>Reviewers et on gère en fonction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fo:font-weight="normal" style:font-weight-asian="normal" style:font-weight-complex="normal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Calibri" style:font-name-asian="Calibri" style:font-name-complex="Times New Roman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text:style-name="WW_CharLFO4LVL1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HIRY Sophie</meta:initial-creator>
    <dc:creator>THIRY Sophie</dc:creator>
    <meta:creation-date>2023-10-06T06:26:00Z</meta:creation-date>
    <dc:date>2023-10-06T07:11:00Z</dc:date>
    <meta:template xlink:href="Normal" xlink:type="simple"/>
    <meta:editing-cycles>4</meta:editing-cycles>
    <meta:editing-duration>PT1020S</meta:editing-duration>
    <meta:document-statistic meta:page-count="1" meta:paragraph-count="3" meta:word-count="254" meta:character-count="1649" meta:row-count="11" meta:non-whitespace-character-count="1398"/>
  </office:meta>
</office:document-meta>
</file>